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10d5ef" officeooo:paragraph-rsid="0010d5ef"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fo:background-color="#fff200" style:font-weight-asian="normal" style:font-weight-complex="normal"/>
    </style:style>
    <style:style style:name="P7" style:family="paragraph" style:parent-style-name="Standard">
      <style:paragraph-properties fo:text-align="justify" style:justify-single-word="false"/>
      <style:text-properties fo:font-weight="normal" officeooo:rsid="0010d5ef" officeooo:paragraph-rsid="0010d5ef" fo:background-color="#fff200" style:font-weight-asian="normal" style:font-weight-complex="normal"/>
    </style:style>
    <style:style style:name="P8" style:family="paragraph" style:parent-style-name="Standard">
      <style:paragraph-properties fo:text-align="justify" style:justify-single-word="false"/>
      <style:text-properties fo:font-weight="normal" officeooo:rsid="0010d5ef" officeooo:paragraph-rsid="0010d5ef" fo:background-color="#ff4500" style:font-weight-asian="normal" style:font-weight-complex="normal"/>
    </style:style>
    <style:style style:name="P9" style:family="paragraph" style:parent-style-name="Standard">
      <style:paragraph-properties fo:text-align="justify" style:justify-single-word="false"/>
      <style:text-properties fo:font-weight="normal" fo:background-color="#fff200" style:font-weight-asian="normal" style:font-weight-complex="normal"/>
    </style:style>
    <style:style style:name="P10" style:family="paragraph" style:parent-style-name="Standard">
      <style:paragraph-properties fo:text-align="justify" style:justify-single-word="false"/>
      <style:text-properties fo:font-weight="normal" officeooo:rsid="0010d5ef" officeooo:paragraph-rsid="0010d5ef" fo:background-color="#fff200" style:font-weight-asian="normal" style:font-weight-complex="normal"/>
    </style:style>
    <style:style style:name="P11" style:family="paragraph" style:parent-style-name="Standard">
      <style:paragraph-properties fo:text-align="justify" style:justify-single-word="false"/>
      <style:text-properties fo:font-weight="normal" officeooo:rsid="0010d5ef" officeooo:paragraph-rsid="0010d5ef" fo:background-color="transparent" style:font-weight-asian="normal" style:font-weight-complex="normal"/>
    </style:style>
    <style:style style:name="P12" style:family="paragraph" style:parent-style-name="Standard">
      <style:paragraph-properties fo:text-align="justify" style:justify-single-word="false"/>
      <style:text-properties fo:font-weight="bold" officeooo:rsid="0010d5ef" officeooo:paragraph-rsid="0010d5ef" fo:background-color="transparent" style:font-weight-asian="bold" style:font-weight-complex="bold"/>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background-color="#ff4500" loext:char-shading-value="0"/>
    </style:style>
    <style:style style:name="T4" style:family="text">
      <style:text-properties fo:background-color="#ff4500" loext:char-shading-value="0"/>
    </style:style>
    <style:style style:name="T5" style:family="text">
      <style:text-properties officeooo:rsid="00141c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imación de sustitutos del valor genético</text:p>
      <text:p text:style-name="P1"/>
      <text:p text:style-name="P2">3. Mejor estimación lineal imparcial (<text:span text:style-name="T5">BLUP</text:span>)</text:p>
      <text:p text:style-name="P2"/>
      <text:p text:style-name="P2">3.1 Método</text:p>
      <text:p text:style-name="P3"/>
      <text:p text:style-name="P3">Las observaciones en una línea se realizan comúnmente en múltiples réplicas de la línea en diferentes bloques dentro de un ensayo y/o en múltiples ubicaciones. Las estimaciones del valor genético deben tener en cuenta las diferentes contribuciones de estos diferentes factores molestos a cada observación. Para acomodar esto, la notación de nuestro modelo simple se extiende de yij = μ + gi + eij a lo siguiente:</text:p>
      <text:p text:style-name="P3"/>
      <text:p text:style-name="P3">…</text:p>
      <text:p text:style-name="P3"/>
      <text:p text:style-name="P3">Ahora hay varios términos diferentes para μ. Por ejemplo, en un ensayo con seis bloques habría seis medias. Los subíndices también han cambiado: I para el i-ésimo efecto no genético, j para el j-ésimo valor genético. Cada observación individual tiene su propio error personal eijk. Se requiere el subíndice k ya que pueden ocurrir múltiples observaciones para la línea j en el entorno i. <text:span text:style-name="T1">Los parámetros se estiman por mínimos cuadrados. La suma de errores de los cuadrados se puede minimizar como tal:</text:span></text:p>
      <text:p text:style-name="P6"/>
      <text:p text:style-name="P6">…</text:p>
      <text:p text:style-name="P4"/>
      <text:p text:style-name="P4"><text:span text:style-name="T1">Los valores de ui y gj se denominan estimaciones de mínimos cuadrados y se utilizan para minimizar el error, mientras que gj se refiere a los valores genéticos que requerimos</text:span>.</text:p>
      <text:p text:style-name="P4"/>
      <text:p text:style-name="P4">En experimentos diseñados sin datos faltantes, las estimaciones de gi por mínimos cuadrados a menudo aún se pueden obtener a partir de las medias aritméticas simples de las observaciones. Esto es cierto para un diseño de bloques completos al azar, por ejemplo. Sin embargo, esto no se aplica si faltan datos o para un diseño de bloque incompleto. En la práctica, se suele utilizar un paquete estadístico para estimar los BLUE.</text:p>
      <text:p text:style-name="P4"/>
      <text:p text:style-name="P4"><text:span text:style-name="T1">La notación matricial también se puede utilizar para expresar el modelo BLUEs</text:span>. La notación matricial se utiliza para ayudar a describir los métodos más complejos para estimar el valor genético a continuación. Podemos escribir el modelo anterior de la siguiente manera:</text:p>
      <text:p text:style-name="P4"/>
      <text:p text:style-name="P4">…</text:p>
      <text:p text:style-name="P4"/>
      <text:p text:style-name="P6">Este modelo ahora se puede escribir en notación matricial de la siguiente manera:</text:p>
      <text:p text:style-name="P6"/>
      <text:p text:style-name="P6">…</text:p>
      <text:p text:style-name="P6"/>
      <text:p text:style-name="P7">donde</text:p>
      <text:p text:style-name="P7"/>
      <text:p text:style-name="P7">…</text:p>
      <text:p text:style-name="P7"/>
      <text:p text:style-name="P7">La suma del error de los cuadrados en forma matricial se expresa como:</text:p>
      <text:p text:style-name="P7"/>
      <text:p text:style-name="P7">…</text:p>
      <text:p text:style-name="P7"/>
      <text:p text:style-name="P7"><text:soft-page-break/>Y resuelto como:</text:p>
      <text:p text:style-name="P7"/>
      <text:p text:style-name="P7">…</text:p>
      <text:p text:style-name="P5"/>
      <text:p text:style-name="P8">Hay una complicación adicional: tal como está, X'X no se puede invertir. Esto se debe a que los parámetros, incluidos los valores genéticos, no son independientes.</text:p>
      <text:p text:style-name="P5"/>
      <text:p text:style-name="P5">Por ejemplo, con 10 líneas, para una observación particular, si sabemos xi=0 para las primeras nueve líneas, entonces sabemos que x10 debe ser igual a 1. De manera similar, con cuatro repeticiones en un experimento de bloques completos al azar, si x = 0 para tres replicados, entonces sabemos que x debe ser igual a 1 para el cuarto.</text:p>
      <text:p text:style-name="P5"/>
      <text:p text:style-name="P8">Hay dos formas principales de contabilizar esta dependencia:</text:p>
      <text:p text:style-name="P5"/>
      <text:p text:style-name="P5">1. <text:span text:style-name="T3">Tratar los valores genéticos a estimar</text:span> y los efectos de replicación (digamos) <text:span text:style-name="T3">como desviaciones de una media general</text:span>. En este caso, hay valores genéticos m-1 para estimar y efectos de réplica n1, junto con una media general o experimental. <text:span text:style-name="T3">El valor genético de la variedad descartada se estima como menos la suma de todas las demás variedades.</text:span> Asimismo, el valor genético de la réplica eliminada es menos la suma de todas las demás variedades. Así es como funciona GenStat.</text:p>
      <text:p text:style-name="P5"/>
      <text:p text:style-name="P5">2.<text:span text:style-name="T3"> Trate el efecto estimado</text:span> para la primera réplica y la primera línea <text:span text:style-name="T3">como referencia y mida todos los demás efectos </text:span>de réplica y línea <text:span text:style-name="T3">como desviaciones de la referencia</text:span>. Así funciona R (usando lm).</text:p>
      <text:p text:style-name="P5"/>
      <text:p text:style-name="P5">Estos dos métodos producirán efectos medios diferentes, pero las diferencias en el valor genético entre cualquier par de líneas serán idénticas. Para la selección, por lo tanto, no importa cuál de estas dos parametrizaciones utilice.</text:p>
      <text:p text:style-name="P5"/>
      <text:p text:style-name="P5">Este proceso es necesario cualquiera que sea la forma del modelo que se utilice; no es solo una complicación para el álgebra matricial. Puede ser útil pensar en términos de grados de libertad (df). Por ejemplo, con n repeticiones y m líneas, hay (nm-1) grados de libertad. Estos se pueden dividir en (m-1) df para (m-1) efectos de línea independientes, (n-1) para (n-1) efectos de réplica y (n-1)(m-1) grados de libertad para error . Cada gl estima un efecto.</text:p>
      <text:p text:style-name="P5"/>
      <text:p text:style-name="P12">6.2 Método rrBLUP</text:p>
      <text:p text:style-name="P5"/>
      <text:p text:style-name="P5"><text:span text:style-name="T2">Una forma sencilla de predecir los valores genéticos a partir de los rasgos es crear un índice de marcador y utilizar estimaciones de mínimos cuadrados a partir de la regresión múltiple de un rasgo en un conjunto de marcadores.</text:span> <text:span text:style-name="T4">La ecuación de regresión se puede usar para predecir los valores de rasgos que faltan a partir de las puntuaciones de los marcadores.</text:span> <text:span text:style-name="T2">Sin embargo, esto solo funcionará si hay más individuos en el conjunto de datos que marcadores: con n individuos hay n-1 grados de libertad en una regresión. Cada SNP requiere 1 df para estimar su coeficiente de regresión, lo que restringe el número de marcadores bialélicos a n-1.</text:span></text:p>
      <text:p text:style-name="P5"/>
      <text:p text:style-name="P10">Volviendo a nuestras ecuaciones iniciales de mínimos cuadrados:</text:p>
      <text:p text:style-name="P10"/>
      <text:p text:style-name="P10">…</text:p>
      <text:p text:style-name="P10"/>
      <text:p text:style-name="P10">Esto se resuelve como:</text:p>
      <text:p text:style-name="P10"/>
      <text:p text:style-name="P10"><text:soft-page-break/>…</text:p>
      <text:p text:style-name="P5"/>
      <text:p text:style-name="P10">Esto solo es posible por mínimos cuadrados si hay menos marcadores que observaciones. Sin embargo, ahora pasamos de tratar los marcadores como efectos fijos a tratarlos como efectos aleatorios.</text:p>
      <text:p text:style-name="P10"/>
      <text:p text:style-name="P10">Los coeficientes de regresión reducidos se estiman de la siguiente manera:</text:p>
      <text:p text:style-name="P10"/>
      <text:p text:style-name="P10">…</text:p>
      <text:p text:style-name="P10"/>
      <text:p text:style-name="P10">λ es una penalización que se agrega a la diagonal de Z'Z con la consecuencia de que las estimaciones de cada efecto de marcador, ŝ, se reducen. En efecto, estamos aplicando BLUP a los efectos de marcador. Es notable que esto permite estimar cualquier número de efectos de marcador. Las explicaciones geométricas se pueden encontrar en la literatura recomendada sobre la regresión de crestas.</text:p>
      <text:p text:style-name="P10"/>
      <text:p text:style-name="P10">donde $y$, $Z$ y $e$ denotan los mismos terminos del modelo (1.2), $g$ es un vector de efectos del marcador en el fenotipo (tratados aquí como efectos aleatorios), $X$ es una matriz que indica los efectos fijos y $b$ es un vector de efector fijos. Luego la predicción del GEBV se realiza a partir de $\hat{g} = (Z'Z + I \lambda)^{- 1}Z'y$, donde $\lambda$ es un factor de penalización que se agrega a la diagonal de $Z'Z$, y permite estimar cualquier número de efectos de marcador. Dicho factor de penalización se estima por REML como $\sigma^{2}_{e} / \sigma^{2}_{u}$ &lt;!-- es decir, la relación entre los dos componentes de varianza del efecto aleatorio --&gt;, donde $σ^{2}_{u}$ es la varianza del efecto del marcador y $σ^{2}_{e}$ es la varianza del error residual. Este enfoque puede reducir todos los efectos hacia cero por igual, lo que corresponde al supuesto de que todos los marcadores tienen una varianza común [@cite: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7T03:30:30.107755755</meta:creation-date>
    <dc:date>2022-02-18T09:17:27.094216980</dc:date>
    <meta:editing-duration>PT2H44M55S</meta:editing-duration>
    <meta:editing-cycles>3</meta:editing-cycles>
    <meta:generator>LibreOffice/6.0.7.3$Linux_X86_64 LibreOffice_project/00m0$Build-3</meta:generator>
    <meta:document-statistic meta:table-count="0" meta:image-count="0" meta:object-count="0" meta:page-count="3" meta:paragraph-count="37" meta:word-count="1054" meta:character-count="6315" meta:non-whitespace-character-count="5299"/>
  </office:meta>
</office:document-meta>
</file>